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0800000008DD0ADA2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color="#000000" draw:fill-image-name="Empty" draw:opacity="0%" fo:min-height="3.05cm" draw:shadow-opacity="0%"/>
    </style:style>
    <style:style style:name="gr2" style:family="graphic" style:parent-style-name="objectwithoutfill">
      <style:graphic-properties draw:marker-start="" draw:fill="none" draw:textarea-vertical-align="middle"/>
    </style:style>
    <style:style style:name="gr3" style:family="graphic" style:parent-style-name="objectwithoutfill">
      <style:graphic-properties draw:fill="none" draw:textarea-vertical-align="botto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0.55cm" fo:min-width="3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.2cm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'Lucida Console'" style:font-style-name="Regular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color="#000096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5844c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8040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993300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4cm" svg:height="4.112cm" svg:x="7.3cm" svg:y="0.1cm">
          <draw:text-box>
            <text:p text:style-name="P1"><text:span text:style-name="T1">&lt;gsml:MappedFeature</text:span><text:span text:style-name="T2"> ...</text:span><text:span text:style-name="T1">&gt;</text:span><text:span text:style-name="T3"><text:line-break/></text:span><text:span text:style-name="T3"> <text:s/>...</text:span><text:span text:style-name="T3"><text:line-break/></text:span><text:span text:style-name="T3"> <text:s/></text:span><text:span text:style-name="T1">&lt;gsml:positionalAccuracy&gt;</text:span><text:span text:style-name="T3"><text:line-break/></text:span><text:span text:style-name="T3"> <text:s text:c="3"/></text:span><text:span text:style-name="T1">&lt;swe:Quantity&gt;</text:span><text:span text:style-name="T3"><text:line-break/></text:span><text:span text:style-name="T3"> <text:s text:c="5"/></text:span><text:span text:style-name="T1">&lt;swe:uom</text:span><text:span text:style-name="T2"> code</text:span><text:span text:style-name="T4">=</text:span><text:span text:style-name="T5">"m"</text:span><text:span text:style-name="T2"> xlink:title</text:span><text:span text:style-name="T4">=</text:span><text:span text:style-name="T5">"meter"</text:span><text:span text:style-name="T2"> ...</text:span><text:span text:style-name="T1">/&gt;</text:span><text:span text:style-name="T3"><text:line-break/></text:span><text:span text:style-name="T3"> <text:s text:c="5"/></text:span><text:span text:style-name="T1">&lt;swe:value&gt;</text:span><text:span text:style-name="T3">1000</text:span><text:span text:style-name="T1">&lt;/swe:value&gt;</text:span><text:span text:style-name="T3"><text:line-break/></text:span><text:span text:style-name="T3"> <text:s text:c="3"/></text:span><text:span text:style-name="T1">&lt;/swe:Quantity&gt;</text:span><text:span text:style-name="T3"><text:line-break/></text:span><text:span text:style-name="T3"> <text:s/></text:span><text:span text:style-name="T1">&lt;/gsml:positionalAccuracy&gt;</text:span><text:span text:style-name="T3"><text:line-break/></text:span><text:span text:style-name="T3"> <text:s/>...</text:span><text:span text:style-name="T3"><text:line-break/></text:span><text:span text:style-name="T1">&lt;/gsml:MappedFeature&gt;</text:span></text:p>
          </draw:text-box>
        </draw:frame>
        <draw:g>
          <draw:rect draw:style-name="gr2" draw:text-style-name="P3" draw:layer="layout" svg:width="4.3cm" svg:height="2.9cm" svg:x="0.2cm" svg:y="0.2cm">
            <text:p/>
          </draw:rect>
          <draw:line draw:style-name="gr3" draw:text-style-name="P3" draw:layer="layout" svg:x1="0.2cm" svg:y1="1cm" svg:x2="4.5cm" svg:y2="1cm">
            <text:p/>
          </draw:line>
          <draw:frame draw:style-name="gr4" draw:text-style-name="P4" draw:layer="layout" svg:width="4.3cm" svg:height="0.8cm" svg:x="0.2cm" svg:y="0.2cm">
            <draw:text-box>
              <text:p><text:span text:style-name="T6">mapped_feature</text:span></text:p>
            </draw:text-box>
          </draw:frame>
          <draw:frame draw:style-name="gr5" draw:text-style-name="P4" draw:layer="layout" svg:width="4.3cm" svg:height="1.418cm" svg:x="0.2cm" svg:y="1cm">
            <draw:text-box>
              <text:p><text:span text:style-name="T6">pos_acc</text:span></text:p>
              <text:p><text:span text:style-name="T6">pos_acc_uom_code</text:span></text:p>
              <text:p><text:span text:style-name="T6">pos_acc_uom_title</text:span></text:p>
            </draw:text-box>
          </draw:frame>
        </draw:g>
        <draw:line draw:style-name="gr6" draw:text-style-name="P3" draw:layer="layout" svg:x1="3.3cm" svg:y1="0.6cm" svg:x2="7.3cm" svg:y2="0.4cm">
          <text:p/>
        </draw:line>
        <draw:line draw:style-name="gr6" draw:text-style-name="P3" draw:layer="layout" svg:x1="1.9cm" svg:y1="1.3cm" svg:x2="8.7cm" svg:y2="2.5cm">
          <text:p/>
        </draw:line>
        <draw:line draw:style-name="gr6" draw:text-style-name="P3" draw:layer="layout" svg:x1="3.7cm" svg:y1="1.7cm" svg:x2="10.6cm" svg:y2="1.8cm">
          <text:p/>
        </draw:line>
        <draw:line draw:style-name="gr6" draw:text-style-name="P3" draw:layer="layout" svg:x1="3.5cm" svg:y1="2.1cm" svg:x2="7.5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bn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Vrind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10:05:19.12</meta:creation-date>
    <dc:date>2013-10-30T14:27:34.01</dc:date>
    <meta:editing-duration>PT23M19S</meta:editing-duration>
    <meta:editing-cycles>9</meta:editing-cycles>
    <meta:generator>LibreOffice/3.5$Windows_x86 LibreOffice_project/7122e39-92ed229-498d286-15e43b4-d70da21</meta:generator>
    <meta:document-statistic meta:object-count="10"/>
  </office:meta>
</office:document-meta>
</file>